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Heading_20_1">
      <style:text-properties officeooo:paragraph-rsid="0040307c"/>
    </style:style>
    <style:style style:name="P17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8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19" style:family="paragraph" style:parent-style-name="Normal">
      <style:text-properties officeooo:paragraph-rsid="0040307c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21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2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2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8">Valentino Marquart</text:p>
            <text:p text:style-name="P10"/>
            <text:p text:style-name="P10">Banking Planner</text:p>
            <text:p text:style-name="Contact_20_info">1234567890 – <text:span text:style-name="T15">quinn_treutel@boyer.biz – </text:span><text:span text:style-name="T16">www.my-website.com</text:span></text:p>
            <text:p text:style-name="Contact_20_info"/>
            <text:p text:style-name="P7">Unde corrupti assumenda dolores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82d3dc1-cf8f-4f19-8875-1192eedebf03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1141fbc-d79a-462a-a342-8fce35ac3302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c33df53-9fb7-4b91-9a94-a1b210c51335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Valentino Marquart, Albin-Edelmann-Str. 66b, 07833 Melikestadt</text:p>
      <text:p text:style-name="P22">Anrede</text:p>
      <text:p text:style-name="P22">Vorname Name</text:p>
      <text:p text:style-name="P22">Firma</text:p>
      <text:p text:style-name="P22">Adresse</text:p>
      <text:p text:style-name="P22">PLZ Ort</text:p>
      <text:p text:style-name="P23"/>
      <text:p text:style-name="P23"/>
      <text:p text:style-name="P23"/>
      <text:p text:style-name="P23"/>
      <text:p text:style-name="P19"><text:span text:style-name="T18">Melikestadt</text:span>, <text:span text:style-name="T18"><text:date style:data-style-name="N10081" text:date-value="2021-11-17T19:57:28.263860098">17. November 2021</text:date></text:span></text:p>
      <text:p text:style-name="P23"/>
      <text:h text:style-name="P16" text:outline-level="1">Bewerbung als Banking Planner</text:h>
      <text:p text:style-name="P23"/>
      <text:p text:style-name="P19">Sehr geehrte Damen und Herren</text:p>
      <text:p text:style-name="P19"/>
      <text:p text:style-name="P19">Temporibus qui tempore dolor rerum.</text:p>
      <text:p text:style-name="P19"/>
      <text:p text:style-name="P19">Quaerat repudiandae distinctio aut dolorum ea.</text:p>
      <text:p text:style-name="P19"/>
      <text:p text:style-name="P19">Quos perferendis voluptas ipsam quam ut consequatur.</text:p>
      <text:p text:style-name="P19"/>
      <text:p text:style-name="P19">Freundliche Grüße</text:p>
      <text:p text:style-name="P19"/>
      <text:p text:style-name="P19">Valentino Marqu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Valentino Marquart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dc:title>Substantial OpenOffice Resume</dc:title>
    <meta:creation-date>2017-08-04T17:35:35.17</meta:creation-date>
    <meta:editing-cycles>51</meta:editing-cycles>
    <meta:editing-duration>PT2H48M36S</meta:editing-duration>
    <dc:subject>hloom.com</dc:subject>
    <meta:initial-creator>hloom.com </meta:initial-creator>
    <dc:date>2021-11-17T19:57:12.513534251</dc:date>
    <meta:document-statistic meta:table-count="1" meta:image-count="0" meta:object-count="0" meta:page-count="2" meta:paragraph-count="27" meta:word-count="53" meta:character-count="622" meta:non-whitespace-character-count="591"/>
  </office:meta>
</office:document-meta>
</file>